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d7a54"/>
    </style:style>
    <style:style style:name="P3" style:family="paragraph" style:parent-style-name="Standard">
      <style:paragraph-properties fo:text-align="justify" style:justify-single-word="false"/>
      <style:text-properties officeooo:paragraph-rsid="0011e882"/>
    </style:style>
    <style:style style:name="P4" style:family="paragraph" style:parent-style-name="Standard">
      <style:paragraph-properties fo:text-align="justify" style:justify-single-word="false"/>
      <style:text-properties fo:color="#000000" officeooo:rsid="000d7a54" officeooo:paragraph-rsid="000d7a54"/>
    </style:style>
    <style:style style:name="P5" style:family="paragraph" style:parent-style-name="Standard">
      <style:text-properties fo:color="#ff0000" style:font-name="Times" fo:font-size="12pt" officeooo:paragraph-rsid="000d7a54" style:font-name-asian="ＭＳ 明朝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 fo:hyphenation-ladder-count="no-limit"/>
      <style:text-properties fo:color="#ff0000" style:font-name="Times" fo:font-size="12pt" officeooo:paragraph-rsid="000d7a54" style:font-name-asian="ＭＳ 明朝" style:font-size-asian="12pt" style:font-size-complex="12pt" fo:hyphenate="true" fo:hyphenation-remain-char-count="2" fo:hyphenation-push-char-count="2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Times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Times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" fo:font-size="12pt" officeooo:paragraph-rsid="000b3efb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" fo:font-size="12pt" officeooo:rsid="000b3efb" officeooo:paragraph-rsid="0011e88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" fo:font-size="12pt" officeooo:rsid="000b3efb" officeooo:paragraph-rsid="000b3efb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" fo:font-size="12pt" officeooo:rsid="000c12f2" officeooo:paragraph-rsid="000d7a5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" fo:font-size="12pt" officeooo:rsid="000d7a54" officeooo:paragraph-rsid="000d7a5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officeooo:paragraph-rsid="00189535"/>
    </style:style>
    <style:style style:name="P15" style:family="paragraph" style:parent-style-name="Standard">
      <style:paragraph-properties fo:text-align="justify" style:justify-single-word="false"/>
      <style:text-properties officeooo:paragraph-rsid="001ccc34"/>
    </style:style>
    <style:style style:name="P16" style:family="paragraph" style:parent-style-name="Standard">
      <style:paragraph-properties fo:text-align="end" style:justify-single-word="false"/>
      <style:text-properties fo:color="#ff3333" style:font-name="Times" fo:font-size="12pt" fo:font-weight="bold" officeooo:rsid="00150e72" officeooo:paragraph-rsid="00150e72" style:font-size-asian="12pt" style:font-weight-asian="bold" style:font-size-complex="12pt" style:font-weight-complex="bold"/>
    </style:style>
    <style:style style:name="P17" style:family="paragraph" style:parent-style-name="List_20_Paragraph" style:list-style-name="WWNum8">
      <style:paragraph-properties fo:line-height="100%" fo:text-align="justify" style:justify-single-word="false" fo:hyphenation-ladder-count="no-limit"/>
      <style:text-properties fo:color="#ff0000" style:font-name="Times" fo:font-size="12pt" officeooo:paragraph-rsid="000d7a54" style:font-name-asian="ＭＳ 明朝" style:font-size-asian="12pt" style:font-size-complex="12pt" fo:hyphenate="true" fo:hyphenation-remain-char-count="2" fo:hyphenation-push-char-count="2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style:font-name="Times" fo:font-size="12pt" officeooo:rsid="000b3efb" style:font-size-asian="12pt" style:font-size-complex="12pt"/>
    </style:style>
    <style:style style:name="T3" style:family="text">
      <style:text-properties style:font-name="Times" fo:font-size="12pt" officeooo:rsid="000c12f2" style:font-size-asian="12pt" style:font-size-complex="12pt"/>
    </style:style>
    <style:style style:name="T4" style:family="text">
      <style:text-properties style:font-name="Times" fo:font-size="12pt" officeooo:rsid="000d7a54" style:font-size-asian="12pt" style:font-size-complex="12pt"/>
    </style:style>
    <style:style style:name="T5" style:family="text">
      <style:text-properties style:font-name="Times" fo:font-size="12pt" officeooo:rsid="000f0bc5" style:font-size-asian="12pt" style:font-size-complex="12pt"/>
    </style:style>
    <style:style style:name="T6" style:family="text">
      <style:text-properties style:font-name="Times" fo:font-size="12pt" officeooo:rsid="001192b4" style:font-size-asian="12pt" style:font-size-complex="12pt"/>
    </style:style>
    <style:style style:name="T7" style:family="text">
      <style:text-properties style:font-name="Times" fo:font-size="12pt" officeooo:rsid="0012c105" style:font-size-asian="12pt" style:font-size-complex="12pt"/>
    </style:style>
    <style:style style:name="T8" style:family="text">
      <style:text-properties style:font-name="Times" fo:font-size="12pt" officeooo:rsid="001393ea" style:font-size-asian="12pt" style:font-size-complex="12pt"/>
    </style:style>
    <style:style style:name="T9" style:family="text">
      <style:text-properties style:font-name="Times" fo:font-size="12pt" officeooo:rsid="00150e72" style:font-size-asian="12pt" style:font-size-complex="12pt"/>
    </style:style>
    <style:style style:name="T10" style:family="text">
      <style:text-properties style:font-name="Times" fo:font-size="12pt" officeooo:rsid="00189535" style:font-size-asian="12pt" style:font-size-complex="12pt"/>
    </style:style>
    <style:style style:name="T11" style:family="text">
      <style:text-properties style:font-name="Times" fo:font-size="12pt" officeooo:rsid="001ccc34" style:font-size-asian="12pt" style:font-size-complex="12pt"/>
    </style:style>
    <style:style style:name="T12" style:family="text">
      <style:text-properties style:font-name="Times" fo:font-size="12pt" officeooo:rsid="001e8c02" style:font-size-asian="12pt" style:font-size-complex="12pt"/>
    </style:style>
    <style:style style:name="T13" style:family="text">
      <style:text-properties style:font-name="Times" fo:font-size="12pt" fo:font-style="italic" officeooo:rsid="000c12f2" style:font-size-asian="12pt" style:font-style-asian="italic" style:font-size-complex="12pt" style:font-style-complex="italic"/>
    </style:style>
    <style:style style:name="T14" style:family="text">
      <style:text-properties style:font-name="Times" fo:font-size="12pt" fo:font-style="italic" officeooo:rsid="000bbd38" style:font-size-asian="12pt" style:font-style-asian="italic" style:font-size-complex="12pt" style:font-style-complex="italic"/>
    </style:style>
    <style:style style:name="T15" style:family="text">
      <style:text-properties style:font-name="Times" fo:font-size="12pt" fo:font-style="italic" officeooo:rsid="00189535" style:font-size-asian="12pt" style:font-style-asian="italic" style:font-size-complex="12pt" style:font-style-complex="italic"/>
    </style:style>
    <style:style style:name="T16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O300/CMPSC300</text:p>
      <text:p text:style-name="P8">State-of-the-Art Tools Presentations</text:p>
      <text:p text:style-name="P1"><text:span text:style-name="T2">Fall </text:span><text:span text:style-name="T1">201</text:span><text:span text:style-name="T2">7</text:span></text:p>
      <text:p text:style-name="P16">Presentation Due: Tuesday December 5<text:span text:style-name="T16">th</text:span> </text:p>
      <text:p text:style-name="P9"/>
      <text:p text:style-name="P3"><text:span text:style-name="T2">As we we have seen in </text:span><text:span text:style-name="T6">B</text:span><text:span text:style-name="T2">ioinformatics, there are many different types of tools which serve diverse purposes. For instance, some tools are designed for particular applications of alignment, protein modeling and </text:span><text:span text:style-name="T11">other such </text:span><text:span text:style-name="T2">similar niches of research. </text:span></text:p>
      <text:p text:style-name="P10"/>
      <text:p text:style-name="P15"><text:span text:style-name="T2">In this activity, you and </text:span><text:span text:style-name="T1">your group members </text:span><text:span text:style-name="T2">are given the opportunity to explore some of these niche-based tools and to present </text:span><text:span text:style-name="T11">to </text:span><text:span text:style-name="T2">your class members </text:span><text:span text:style-name="T3">one </text:span><text:span text:style-name="T11">tool </text:span><text:span text:style-name="T3">in terms of its</text:span><text:span text:style-name="T2"> usage and importance to </text:span><text:span text:style-name="T11">your own research</text:span><text:span text:style-name="T2">. </text:span><text:span text:style-name="T13">This tool must be something that has not already been discussed in class. </text:span><text:span text:style-name="T2">Your presentation should be about five minutes in length and consist of less then ten slides. </text:span><text:span text:style-name="T11">This presentation will be held on the next class meeting, following the exam.</text:span><text:span text:style-name="T2"> </text:span></text:p>
      <text:p text:style-name="P11"/>
      <text:p text:style-name="P14"><text:span text:style-name="T2">You are encouraged to </text:span><text:span text:style-name="T3">visit the </text:span><text:span text:style-name="T13">ExPASy B</text:span><text:span text:style-name="T14">ioinformatics </text:span><text:span text:style-name="T13">Resource Portal </text:span><text:span text:style-name="T15">(</text:span><text:span text:style-name="T3">at </text:span><text:a xlink:type="simple" xlink:href="https://www.expasy.org/resources" text:style-name="Internet_20_link" text:visited-style-name="Visited_20_Internet_20_Link"><text:span text:style-name="T10">https://www.expasy.org/resources</text:span></text:a><text:span text:style-name="T10">) </text:span><text:span text:style-name="T3">to begin your </text:span><text:span text:style-name="T12">tool </text:span><text:span text:style-name="T3">research </text:span><text:span text:style-name="T12">for your </text:span><text:span text:style-name="T3">present</text:span><text:span text:style-name="T12">entation</text:span><text:span text:style-name="T3">.</text:span></text:p>
      <text:p text:style-name="P12"/>
      <text:p text:style-name="P4"><text:span text:style-name="T3">Q</text:span><text:span text:style-name="T1">uestions to consider: </text:span></text:p>
      <text:p text:style-name="P5"/>
      <text:list xml:id="list1589489171584635807" text:style-name="WWNum8">
        <text:list-item>
          <text:p text:style-name="P17">What is the real-word biological question or problem this tool was designed to address? <text:s/>Provide a brief background.</text:p>
        </text:list-item>
      </text:list>
      <text:p text:style-name="P6"/>
      <text:list xml:id="list105744777532532" text:continue-numbering="true" text:style-name="WWNum8">
        <text:list-item>
          <text:p text:style-name="P17">Give a brief overview of the Bioinformatics tool including</text:p>
        </text:list-item>
      </text:list>
      <text:p text:style-name="P6"/>
      <text:list xml:id="list105744498380608" text:continue-numbering="true" text:style-name="WWNum8">
        <text:list-item>
          <text:list>
            <text:list-item>
              <text:p text:style-name="P17">Potential users</text:p>
            </text:list-item>
            <text:list-item>
              <text:p text:style-name="P17">Input file format</text:p>
            </text:list-item>
            <text:list-item>
              <text:p text:style-name="P17">User interface</text:p>
            </text:list-item>
            <text:list-item>
              <text:p text:style-name="P17">Computational components</text:p>
            </text:list-item>
            <text:list-item>
              <text:p text:style-name="P17">Output/data generated</text:p>
            </text:list-item>
            <text:list-item>
              <text:p text:style-name="P17">Ease of use and interpretation</text:p>
            </text:list-item>
          </text:list>
        </text:list-item>
      </text:list>
      <text:p text:style-name="P6"/>
      <text:list xml:id="list105744745567847" text:continue-numbering="true" text:style-name="WWNum8">
        <text:list-item>
          <text:p text:style-name="P17">Has this tool been used in any recent primary research publications? <text:s/>If so, explain briefly. <text:s/>If not, provide specific examples of questions that may be answered/problems that may be solved using this new tool.</text:p>
        </text:list-item>
      </text:list>
      <text:p text:style-name="P13"/>
      <text:p text:style-name="P12"><text:soft-page-break/></text:p>
      <text:p text:style-name="P12"/>
      <text:p text:style-name="P12"/>
      <text:p text:style-name="P2"><text:span text:style-name="T3">A</text:span><text:span text:style-name="T4">s you present your tool, please keep in mind that your presentation must address each of the above questions. </text:span><text:span text:style-name="T5">You are </text:span><text:span text:style-name="T4">also </text:span><text:span text:style-name="T5">to </text:span><text:span text:style-name="T4">include other interesting and relevant information </text:span><text:span text:style-name="T7">and details </text:span><text:span text:style-name="T4">which may help researchers choose </text:span><text:span text:style-name="T5">the </text:span><text:span text:style-name="T4">selected tool </text:span><text:span text:style-name="T5">for its </text:span><text:span text:style-name="T7">built-in </text:span><text:span text:style-name="T5">features</text:span><text:span text:style-name="T4">. <text:s/></text:span><text:span text:style-name="T7">This is not a software-tool demonstration: you are to describe its data, </text:span><text:span text:style-name="T12">algorithms, </text:span><text:span text:style-name="T7">utility and output to an audience who </text:span><text:span text:style-name="T12">may </text:span><text:span text:style-name="T7">not </text:span><text:span text:style-name="T12">necessarily be familiar </text:span><text:span text:style-name="T7">with </text:span><text:span text:style-name="T12">your research area</text:span><text:span text:style-name="T4">. </text:span><text:span text:style-name="T12">Be sure to </text:span><text:span text:style-name="T5">include </text:span><text:span text:style-name="T4">relevant screen shots in </text:span><text:span text:style-name="T5">your </text:span><text:span text:style-name="T4">presentation </text:span><text:span text:style-name="T8">to enhance your presentation </text:span><text:span text:style-name="T12">and discussion</text:span><text:span text:style-name="T4">. </text:span><text:span text:style-name="T9">Please use class time today to develop your research, expertise and presentation for Tuesday’s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mment_20_Subject_20_Char" style:display-name="Comment Subject Char" style:family="text" style:parent-style-name="Comment_20_Text_20_Char"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en Webb</meta:initial-creator>
    <meta:editing-cycles>18</meta:editing-cycles>
    <meta:creation-date>2016-04-19T15:21:00</meta:creation-date>
    <dc:date>2017-11-28T10:57:42.995851707</dc:date>
    <meta:editing-duration>PT33M10S</meta:editing-duration>
    <meta:generator>LibreOffice/5.1.6.2$Linux_X86_64 LibreOffice_project/10m0$Build-2</meta:generator>
    <meta:document-statistic meta:table-count="0" meta:image-count="0" meta:object-count="0" meta:page-count="2" meta:paragraph-count="18" meta:word-count="342" meta:character-count="2178" meta:non-whitespace-character-count="1855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